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Source Sans Pro"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style:font-name="Source Sans Pr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2cm" svg:y1="7.02cm" svg:x2="8.68cm" svg:y2="7.02cm">
          <text:p/>
        </draw:line>
        <draw:line draw:style-name="gr2" draw:text-style-name="P1" draw:layer="layout" svg:x1="2cm" svg:y1="9cm" svg:x2="2cm" svg:y2="1cm">
          <text:p/>
        </draw:line>
        <draw:line draw:style-name="gr2" draw:text-style-name="P1" draw:layer="layout" svg:x1="1cm" svg:y1="8cm" svg:x2="9cm" svg:y2="8cm">
          <text:p/>
        </draw:line>
        <draw:line draw:style-name="gr3" draw:text-style-name="P1" draw:layer="layout" svg:x1="2.02cm" svg:y1="7.02cm" svg:x2="6.98cm" svg:y2="2cm">
          <text:p/>
        </draw:line>
        <draw:frame draw:style-name="gr4" draw:text-style-name="P3" draw:layer="layout" svg:width="3.55cm" svg:height="0.954cm" svg:x="2.64cm" svg:y="7cm">
          <draw:text-box>
            <text:p text:style-name="P2"><text:span text:style-name="T1">Sperrbereich</text:span></text:p>
          </draw:text-box>
        </draw:frame>
        <draw:frame draw:style-name="gr4" draw:text-style-name="P3" draw:layer="layout" svg:width="4.769cm" svg:height="0.954cm" draw:transform="rotate (0.785398163397448) translate (3.541cm 5.785cm)">
          <draw:text-box>
            <text:p text:style-name="P2"><text:span text:style-name="T1">Sättigungsbereich</text:span></text:p>
          </draw:text-box>
        </draw:frame>
        <draw:frame draw:style-name="gr4" draw:text-style-name="P3" draw:layer="layout" svg:width="5.184cm" svg:height="0.954cm" draw:transform="rotate (0.785398163397448) translate (2.278cm 4.799cm)">
          <draw:text-box>
            <text:p text:style-name="P2"><text:span text:style-name="T1">Widerstandsbereich</text:span></text:p>
          </draw:text-box>
        </draw:frame>
        <draw:frame draw:style-name="gr5" draw:text-style-name="P4" draw:layer="layout" svg:width="0.983cm" svg:height="0.555cm" svg:x="0.74cm" svg:y="1.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991cm" svg:height="0.555cm" svg:x="7.749cm" svg:y="8.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0.932cm" svg:height="0.555cm" svg:x="8.688cm" svg:y="6.7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4" draw:layer="layout" svg:width="3.096cm" svg:height="0.555cm" draw:transform="rotate (0.785398163397448) translate (4.86cm 5.729cm)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3.096cm" svg:height="0.555cm" draw:transform="rotate (0.785398163397448) translate (2.58cm 3.908cm)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4" draw:layer="layout" svg:width="2.01cm" svg:height="0.555cm" svg:x="6.229cm" svg:y="7.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8:51:02.794350056</meta:creation-date>
    <dc:date>2017-08-11T18:59:18.691561777</dc:date>
    <meta:editing-duration>PT8M14S</meta:editing-duration>
    <meta:editing-cycles>4</meta:editing-cycles>
    <meta:generator>LibreOffice/5.4.0.3$Linux_X86_64 LibreOffice_project/40m0$Build-3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ub>
      <mi>U</mi>
      <mi mathvariant="italic">GS</mi>
    </msub>
    <annotation encoding="StarMath 5.0">U_GS</annotation>
  </semantics>
</math>
</file>

<file path=Object 2/content.xml><?xml version="1.0" encoding="utf-8"?>
<math xmlns="http://www.w3.org/1998/Math/MathML" display="block">
  <semantics>
    <msub>
      <mi>U</mi>
      <mi mathvariant="italic">DS</mi>
    </msub>
    <annotation encoding="StarMath 5.0">U_DS</annotation>
  </semantics>
</math>
</file>

<file path=Object 3/content.xml><?xml version="1.0" encoding="utf-8"?>
<math xmlns="http://www.w3.org/1998/Math/MathML" display="block">
  <semantics>
    <mrow>
      <msub>
        <mi>U</mi>
        <mi mathvariant="italic">GS</mi>
      </msub>
      <mo stretchy="false">&lt;</mo>
      <msub>
        <mi>U</mi>
        <mi mathvariant="italic">Tn</mi>
      </msub>
    </mrow>
    <annotation encoding="StarMath 5.0">U_GS &lt; U_Tn</annotation>
  </semantics>
</math>
</file>

<file path=Object 4/content.xml><?xml version="1.0" encoding="utf-8"?>
<math xmlns="http://www.w3.org/1998/Math/MathML" display="block">
  <semantics>
    <msub>
      <mi>U</mi>
      <mi mathvariant="italic">Tn</mi>
    </msub>
    <annotation encoding="StarMath 5.0">U_Tn</annotation>
  </semantics>
</math>
</file>

<file path=Object 5/content.xml><?xml version="1.0" encoding="utf-8"?>
<math xmlns="http://www.w3.org/1998/Math/MathML" display="block">
  <semantics>
    <mrow>
      <msub>
        <mi>U</mi>
        <mi mathvariant="italic">GS</mi>
      </msub>
      <mo stretchy="false">&lt;</mo>
      <mrow>
        <msub>
          <mi>U</mi>
          <mi mathvariant="italic">DS</mi>
        </msub>
        <mo stretchy="false">+</mo>
        <msub>
          <mi>U</mi>
          <mi mathvariant="italic">Tn</mi>
        </msub>
      </mrow>
    </mrow>
    <annotation encoding="StarMath 5.0">U_GS &lt; U_DS + U_Tn</annotation>
  </semantics>
</math>
</file>

<file path=Object 6/content.xml><?xml version="1.0" encoding="utf-8"?>
<math xmlns="http://www.w3.org/1998/Math/MathML" display="block">
  <semantics>
    <mrow>
      <msub>
        <mi>U</mi>
        <mi mathvariant="italic">GS</mi>
      </msub>
      <mo stretchy="false">&gt;</mo>
      <mrow>
        <msub>
          <mi>U</mi>
          <mi mathvariant="italic">DS</mi>
        </msub>
        <mo stretchy="false">+</mo>
        <msub>
          <mi>U</mi>
          <mi mathvariant="italic">Tn</mi>
        </msub>
      </mrow>
    </mrow>
    <annotation encoding="StarMath 5.0">U_GS &gt; U_DS + U_Tn</annotation>
  </semantics>
</math>
</file>